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iudad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Poblacion</text:p>
          </table:table-cell>
        </table:table-row>
        <table:table-row table:style-name="ro1">
          <table:table-cell office:value-type="string" calcext:value-type="string">
            <text:p>Zabīd</text:p>
          </table:table-cell>
          <table:table-cell office:value-type="string" calcext:value-type="string">
            <text:p>Yemen</text:p>
          </table:table-cell>
          <table:table-cell office:value-type="float" office:value="14.1951" calcext:value-type="float">
            <text:p>14,1951</text:p>
          </table:table-cell>
          <table:table-cell office:value-type="float" office:value="43.3155" calcext:value-type="float">
            <text:p>43,3155</text:p>
          </table:table-cell>
          <table:table-cell office:value-type="float" office:value="152504" calcext:value-type="float">
            <text:p>152504</text:p>
          </table:table-cell>
        </table:table-row>
        <table:table-row table:style-name="ro1">
          <table:table-cell office:value-type="string" calcext:value-type="string">
            <text:p>Aden</text:p>
          </table:table-cell>
          <table:table-cell office:value-type="string" calcext:value-type="string">
            <text:p>Yemen</text:p>
          </table:table-cell>
          <table:table-cell office:value-type="float" office:value="12.7797" calcext:value-type="float">
            <text:p>12,7797</text:p>
          </table:table-cell>
          <table:table-cell office:value-type="float" office:value="45.0095" calcext:value-type="float">
            <text:p>45,009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Hadiboh</text:p>
          </table:table-cell>
          <table:table-cell office:value-type="string" calcext:value-type="string">
            <text:p>Yemen</text:p>
          </table:table-cell>
          <table:table-cell office:value-type="float" office:value="12.6519" calcext:value-type="float">
            <text:p>12,6519</text:p>
          </table:table-cell>
          <table:table-cell office:value-type="float" office:value="54.0239" calcext:value-type="float">
            <text:p>54,0239</text:p>
          </table:table-cell>
          <table:table-cell office:value-type="float" office:value="11396" calcext:value-type="float">
            <text:p>11396</text:p>
          </table:table-cell>
        </table:table-row>
        <table:table-row table:style-name="ro1">
          <table:table-cell office:value-type="string" calcext:value-type="string">
            <text:p>Ash Shihr</text:p>
          </table:table-cell>
          <table:table-cell office:value-type="string" calcext:value-type="string">
            <text:p>Yemen</text:p>
          </table:table-cell>
          <table:table-cell office:value-type="float" office:value="14.7593" calcext:value-type="float">
            <text:p>14,7593</text:p>
          </table:table-cell>
          <table:table-cell office:value-type="float" office:value="49.6092" calcext:value-type="float">
            <text:p>49,6092</text:p>
          </table:table-cell>
          <table:table-cell office:value-type="float" office:value="54274" calcext:value-type="float">
            <text:p>54274</text:p>
          </table:table-cell>
        </table:table-row>
        <table:table-row table:style-name="ro1">
          <table:table-cell office:value-type="string" calcext:value-type="string">
            <text:p>Dzaoudzi</text:p>
          </table:table-cell>
          <table:table-cell office:value-type="string" calcext:value-type="string">
            <text:p>Mayotte</text:p>
          </table:table-cell>
          <table:table-cell office:value-type="float" office:value="-12.7871" calcext:value-type="float">
            <text:p>-12,7871</text:p>
          </table:table-cell>
          <table:table-cell office:value-type="float" office:value="45.275" calcext:value-type="float">
            <text:p>45,275</text:p>
          </table:table-cell>
          <table:table-cell office:value-type="float" office:value="32057" calcext:value-type="float">
            <text:p>32057</text:p>
          </table:table-cell>
        </table:table-row>
        <table:table-row table:style-name="ro1">
          <table:table-cell office:value-type="string" calcext:value-type="string">
            <text:p>Pretoria</text:p>
          </table:table-cell>
          <table:table-cell office:value-type="string" calcext:value-type="string">
            <text:p>South Africa</text:p>
          </table:table-cell>
          <table:table-cell office:value-type="float" office:value="-25.7069" calcext:value-type="float">
            <text:p>-25,7069</text:p>
          </table:table-cell>
          <table:table-cell office:value-type="float" office:value="28.2294" calcext:value-type="float">
            <text:p>28,2294</text:p>
          </table:table-cell>
          <table:table-cell office:value-type="float" office:value="1338000" calcext:value-type="float">
            <text:p>1338000</text:p>
          </table:table-cell>
        </table:table-row>
        <table:table-row table:style-name="ro1">
          <table:table-cell office:value-type="string" calcext:value-type="string">
            <text:p>Lebowakgomo</text:p>
          </table:table-cell>
          <table:table-cell office:value-type="string" calcext:value-type="string">
            <text:p>South Africa</text:p>
          </table:table-cell>
          <table:table-cell office:value-type="float" office:value="-24.1996" calcext:value-type="float">
            <text:p>-24,1996</text:p>
          </table:table-cell>
          <table:table-cell office:value-type="float" office:value="29.5" calcext:value-type="float">
            <text:p>29,5</text:p>
          </table:table-cell>
          <table:table-cell office:value-type="float" office:value="33308" calcext:value-type="float">
            <text:p>33308</text:p>
          </table:table-cell>
        </table:table-row>
        <table:table-row table:style-name="ro1">
          <table:table-cell office:value-type="string" calcext:value-type="string">
            <text:p>Potchefstroom</text:p>
          </table:table-cell>
          <table:table-cell office:value-type="string" calcext:value-type="string">
            <text:p>South Africa</text:p>
          </table:table-cell>
          <table:table-cell office:value-type="float" office:value="-26.6996" calcext:value-type="float">
            <text:p>-26,6996</text:p>
          </table:table-cell>
          <table:table-cell office:value-type="float" office:value="27.1" calcext:value-type="float">
            <text:p>27,1</text:p>
          </table:table-cell>
          <table:table-cell office:value-type="float" office:value="123669" calcext:value-type="float">
            <text:p>123669</text:p>
          </table:table-cell>
        </table:table-row>
        <table:table-row table:style-name="ro1">
          <table:table-cell office:value-type="string" calcext:value-type="string">
            <text:p>Graaff Reinet</text:p>
          </table:table-cell>
          <table:table-cell office:value-type="string" calcext:value-type="string">
            <text:p>South Africa</text:p>
          </table:table-cell>
          <table:table-cell office:value-type="float" office:value="-32.3" calcext:value-type="float">
            <text:p>-32,3</text:p>
          </table:table-cell>
          <table:table-cell office:value-type="float" office:value="24.54" calcext:value-type="float">
            <text:p>24,54</text:p>
          </table:table-cell>
          <table:table-cell office:value-type="float" office:value="62896" calcext:value-type="float">
            <text:p>62896</text:p>
          </table:table-cell>
        </table:table-row>
        <table:table-row table:style-name="ro1">
          <table:table-cell office:value-type="string" calcext:value-type="string">
            <text:p>Rustenburg</text:p>
          </table:table-cell>
          <table:table-cell office:value-type="string" calcext:value-type="string">
            <text:p>South Africa</text:p>
          </table:table-cell>
          <table:table-cell office:value-type="float" office:value="-25.65" calcext:value-type="float">
            <text:p>-25,65</text:p>
          </table:table-cell>
          <table:table-cell office:value-type="float" office:value="27.24" calcext:value-type="float">
            <text:p>27,24</text:p>
          </table:table-cell>
          <table:table-cell office:value-type="float" office:value="165976" calcext:value-type="float">
            <text:p>165976</text:p>
          </table:table-cell>
        </table:table-row>
        <table:table-row table:style-name="ro1">
          <table:table-cell office:value-type="string" calcext:value-type="string">
            <text:p>Brandfort</text:p>
          </table:table-cell>
          <table:table-cell office:value-type="string" calcext:value-type="string">
            <text:p>South Africa</text:p>
          </table:table-cell>
          <table:table-cell office:value-type="float" office:value="-28.6996" calcext:value-type="float">
            <text:p>-28,6996</text:p>
          </table:table-cell>
          <table:table-cell office:value-type="float" office:value="26.47" calcext:value-type="float">
            <text:p>26,47</text:p>
          </table:table-cell>
          <table:table-cell office:value-type="float" office:value="12091" calcext:value-type="float">
            <text:p>12091</text:p>
          </table:table-cell>
        </table:table-row>
        <table:table-row table:style-name="ro1">
          <table:table-cell office:value-type="string" calcext:value-type="string">
            <text:p>Vryheid</text:p>
          </table:table-cell>
          <table:table-cell office:value-type="string" calcext:value-type="string">
            <text:p>South Africa</text:p>
          </table:table-cell>
          <table:table-cell office:value-type="float" office:value="-27.76" calcext:value-type="float">
            <text:p>-27,76</text:p>
          </table:table-cell>
          <table:table-cell office:value-type="float" office:value="30.79" calcext:value-type="float">
            <text:p>30,79</text:p>
          </table:table-cell>
          <table:table-cell office:value-type="float" office:value="150012" calcext:value-type="float">
            <text:p>150012</text:p>
          </table:table-cell>
        </table:table-row>
        <table:table-row table:style-name="ro1">
          <table:table-cell office:value-type="string" calcext:value-type="string">
            <text:p>Vereeniging</text:p>
          </table:table-cell>
          <table:table-cell office:value-type="string" calcext:value-type="string">
            <text:p>South Africa</text:p>
          </table:table-cell>
          <table:table-cell office:value-type="float" office:value="-26.6496" calcext:value-type="float">
            <text:p>-26,6496</text:p>
          </table:table-cell>
          <table:table-cell office:value-type="float" office:value="27.96" calcext:value-type="float">
            <text:p>27,96</text:p>
          </table:table-cell>
          <table:table-cell office:value-type="float" office:value="1074000" calcext:value-type="float">
            <text:p>1074000</text:p>
          </table:table-cell>
        </table:table-row>
        <table:table-row table:style-name="ro1">
          <table:table-cell office:value-type="string" calcext:value-type="string">
            <text:p>Brits</text:p>
          </table:table-cell>
          <table:table-cell office:value-type="string" calcext:value-type="string">
            <text:p>South Africa</text:p>
          </table:table-cell>
          <table:table-cell office:value-type="float" office:value="-25.6296" calcext:value-type="float">
            <text:p>-25,6296</text:p>
          </table:table-cell>
          <table:table-cell office:value-type="float" office:value="27.78" calcext:value-type="float">
            <text:p>27,78</text:p>
          </table:table-cell>
          <table:table-cell office:value-type="float" office:value="122497" calcext:value-type="float">
            <text:p>122497</text:p>
          </table:table-cell>
        </table:table-row>
        <table:table-row table:style-name="ro1">
          <table:table-cell office:value-type="string" calcext:value-type="string">
            <text:p>Bethlehem</text:p>
          </table:table-cell>
          <table:table-cell office:value-type="string" calcext:value-type="string">
            <text:p>South Africa</text:p>
          </table:table-cell>
          <table:table-cell office:value-type="float" office:value="-28.2196" calcext:value-type="float">
            <text:p>-28,2196</text:p>
          </table:table-cell>
          <table:table-cell office:value-type="float" office:value="28.3" calcext:value-type="float">
            <text:p>28,3</text:p>
          </table:table-cell>
          <table:table-cell office:value-type="float" office:value="83654" calcext:value-type="float">
            <text:p>83654</text:p>
          </table:table-cell>
        </table:table-row>
        <table:table-row table:style-name="ro1">
          <table:table-cell office:value-type="string" calcext:value-type="string">
            <text:p>Ubomba</text:p>
          </table:table-cell>
          <table:table-cell office:value-type="string" calcext:value-type="string">
            <text:p>South Africa</text:p>
          </table:table-cell>
          <table:table-cell office:value-type="float" office:value="-27.5661" calcext:value-type="float">
            <text:p>-27,5661</text:p>
          </table:table-cell>
          <table:table-cell office:value-type="float" office:value="32.0833" calcext:value-type="float">
            <text:p>32,083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Polokwane</text:p>
          </table:table-cell>
          <table:table-cell office:value-type="string" calcext:value-type="string">
            <text:p>South Africa</text:p>
          </table:table-cell>
          <table:table-cell office:value-type="float" office:value="-23.89" calcext:value-type="float">
            <text:p>-23,89</text:p>
          </table:table-cell>
          <table:table-cell office:value-type="float" office:value="29.45" calcext:value-type="float">
            <text:p>29,45</text:p>
          </table:table-cell>
          <table:table-cell office:value-type="float" office:value="220045" calcext:value-type="float">
            <text:p>220045</text:p>
          </table:table-cell>
        </table:table-row>
        <table:table-row table:style-name="ro1">
          <table:table-cell office:value-type="string" calcext:value-type="string">
            <text:p>Springbok</text:p>
          </table:table-cell>
          <table:table-cell office:value-type="string" calcext:value-type="string">
            <text:p>South Africa</text:p>
          </table:table-cell>
          <table:table-cell office:value-type="float" office:value="-29.6667" calcext:value-type="float">
            <text:p>-29,6667</text:p>
          </table:table-cell>
          <table:table-cell office:value-type="float" office:value="17.8833" calcext:value-type="float">
            <text:p>17,8833</text:p>
          </table:table-cell>
          <table:table-cell office:value-type="float" office:value="10438" calcext:value-type="float">
            <text:p>10438</text:p>
          </table:table-cell>
        </table:table-row>
        <table:table-row table:style-name="ro1">
          <table:table-cell office:value-type="string" calcext:value-type="string">
            <text:p>Thohoyandou</text:p>
          </table:table-cell>
          <table:table-cell office:value-type="string" calcext:value-type="string">
            <text:p>South Africa</text:p>
          </table:table-cell>
          <table:table-cell office:value-type="float" office:value="-22.95" calcext:value-type="float">
            <text:p>-22,95</text:p>
          </table:table-cell>
          <table:table-cell office:value-type="float" office:value="30.48" calcext:value-type="float">
            <text:p>30,48</text:p>
          </table:table-cell>
          <table:table-cell office:value-type="float" office:value="269707" calcext:value-type="float">
            <text:p>269707</text:p>
          </table:table-cell>
        </table:table-row>
        <table:table-row table:style-name="ro1">
          <table:table-cell office:value-type="string" calcext:value-type="string">
            <text:p>Pietermaritzburg</text:p>
          </table:table-cell>
          <table:table-cell office:value-type="string" calcext:value-type="string">
            <text:p>South Africa</text:p>
          </table:table-cell>
          <table:table-cell office:value-type="float" office:value="-29.61" calcext:value-type="float">
            <text:p>-29,61</text:p>
          </table:table-cell>
          <table:table-cell office:value-type="float" office:value="30.39" calcext:value-type="float">
            <text:p>30,39</text:p>
          </table:table-cell>
          <table:table-cell office:value-type="float" office:value="750845" calcext:value-type="float">
            <text:p>750845</text:p>
          </table:table-cell>
        </table:table-row>
        <table:table-row table:style-name="ro1">
          <table:table-cell office:value-type="string" calcext:value-type="string">
            <text:p>Poffader</text:p>
          </table:table-cell>
          <table:table-cell office:value-type="string" calcext:value-type="string">
            <text:p>South Africa</text:p>
          </table:table-cell>
          <table:table-cell office:value-type="float" office:value="-29.1329" calcext:value-type="float">
            <text:p>-29,1329</text:p>
          </table:table-cell>
          <table:table-cell office:value-type="float" office:value="19.3834" calcext:value-type="float">
            <text:p>19,3834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string" calcext:value-type="string">
            <text:p>Sesheke</text:p>
          </table:table-cell>
          <table:table-cell office:value-type="string" calcext:value-type="string">
            <text:p>Zambia</text:p>
          </table:table-cell>
          <table:table-cell office:value-type="float" office:value="-17.4695" calcext:value-type="float">
            <text:p>-17,4695</text:p>
          </table:table-cell>
          <table:table-cell office:value-type="float" office:value="24.3" calcext:value-type="float">
            <text:p>24,3</text:p>
          </table:table-cell>
          <table:table-cell office:value-type="float" office:value="20149" calcext:value-type="float">
            <text:p>20149</text:p>
          </table:table-cell>
        </table:table-row>
        <table:table-row table:style-name="ro1">
          <table:table-cell office:value-type="string" calcext:value-type="string">
            <text:p>Chililabombwe</text:p>
          </table:table-cell>
          <table:table-cell office:value-type="string" calcext:value-type="string">
            <text:p>Zambia</text:p>
          </table:table-cell>
          <table:table-cell office:value-type="float" office:value="-12.3696" calcext:value-type="float">
            <text:p>-12,3696</text:p>
          </table:table-cell>
          <table:table-cell office:value-type="float" office:value="27.82" calcext:value-type="float">
            <text:p>27,82</text:p>
          </table:table-cell>
          <table:table-cell office:value-type="float" office:value="82068" calcext:value-type="float">
            <text:p>82068</text:p>
          </table:table-cell>
        </table:table-row>
        <table:table-row table:style-name="ro1">
          <table:table-cell office:value-type="string" calcext:value-type="string">
            <text:p>Chingola</text:p>
          </table:table-cell>
          <table:table-cell office:value-type="string" calcext:value-type="string">
            <text:p>Zambia</text:p>
          </table:table-cell>
          <table:table-cell office:value-type="float" office:value="-12.5396" calcext:value-type="float">
            <text:p>-12,5396</text:p>
          </table:table-cell>
          <table:table-cell office:value-type="float" office:value="27.85" calcext:value-type="float">
            <text:p>27,85</text:p>
          </table:table-cell>
          <table:table-cell office:value-type="float" office:value="182015" calcext:value-type="float">
            <text:p>182015</text:p>
          </table:table-cell>
        </table:table-row>
        <table:table-row table:style-name="ro1">
          <table:table-cell office:value-type="string" calcext:value-type="string">
            <text:p>Kasempa</text:p>
          </table:table-cell>
          <table:table-cell office:value-type="string" calcext:value-type="string">
            <text:p>Zambia</text:p>
          </table:table-cell>
          <table:table-cell office:value-type="float" office:value="-13.4596" calcext:value-type="float">
            <text:p>-13,4596</text:p>
          </table:table-cell>
          <table:table-cell office:value-type="float" office:value="25.82" calcext:value-type="float">
            <text:p>25,82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office:value-type="string" calcext:value-type="string">
            <text:p>Kitwe</text:p>
          </table:table-cell>
          <table:table-cell office:value-type="string" calcext:value-type="string">
            <text:p>Zambia</text:p>
          </table:table-cell>
          <table:table-cell office:value-type="float" office:value="-12.81" calcext:value-type="float">
            <text:p>-12,81</text:p>
          </table:table-cell>
          <table:table-cell office:value-type="float" office:value="28.22" calcext:value-type="float">
            <text:p>28,22</text:p>
          </table:table-cell>
          <table:table-cell office:value-type="float" office:value="404901" calcext:value-type="float">
            <text:p>404901</text:p>
          </table:table-cell>
        </table:table-row>
        <table:table-row table:style-name="ro1">
          <table:table-cell office:value-type="string" calcext:value-type="string">
            <text:p>Mufulira</text:p>
          </table:table-cell>
          <table:table-cell office:value-type="string" calcext:value-type="string">
            <text:p>Zambia</text:p>
          </table:table-cell>
          <table:table-cell office:value-type="float" office:value="-12.55" calcext:value-type="float">
            <text:p>-12,55</text:p>
          </table:table-cell>
          <table:table-cell office:value-type="float" office:value="28.26" calcext:value-type="float">
            <text:p>28,26</text:p>
          </table:table-cell>
          <table:table-cell office:value-type="float" office:value="153624" calcext:value-type="float">
            <text:p>153624</text:p>
          </table:table-cell>
        </table:table-row>
        <table:table-row table:style-name="ro1">
          <table:table-cell office:value-type="string" calcext:value-type="string">
            <text:p>Nchelenge</text:p>
          </table:table-cell>
          <table:table-cell office:value-type="string" calcext:value-type="string">
            <text:p>Zambia</text:p>
          </table:table-cell>
          <table:table-cell office:value-type="float" office:value="-9.3496" calcext:value-type="float">
            <text:p>-9,3496</text:p>
          </table:table-cell>
          <table:table-cell office:value-type="float" office:value="28.73" calcext:value-type="float">
            <text:p>28,73</text:p>
          </table:table-cell>
          <table:table-cell office:value-type="float" office:value="23693" calcext:value-type="float">
            <text:p>23693</text:p>
          </table:table-cell>
        </table:table-row>
        <table:table-row table:style-name="ro1">
          <table:table-cell office:value-type="string" calcext:value-type="string">
            <text:p>Mazabuka</text:p>
          </table:table-cell>
          <table:table-cell office:value-type="string" calcext:value-type="string">
            <text:p>Zambia</text:p>
          </table:table-cell>
          <table:table-cell office:value-type="float" office:value="-15.86" calcext:value-type="float">
            <text:p>-15,86</text:p>
          </table:table-cell>
          <table:table-cell office:value-type="float" office:value="27.76" calcext:value-type="float">
            <text:p>27,76</text:p>
          </table:table-cell>
          <table:table-cell office:value-type="float" office:value="64006" calcext:value-type="float">
            <text:p>64006</text:p>
          </table:table-cell>
        </table:table-row>
        <table:table-row table:style-name="ro1">
          <table:table-cell office:value-type="string" calcext:value-type="string">
            <text:p>Lukulu</text:p>
          </table:table-cell>
          <table:table-cell office:value-type="string" calcext:value-type="string">
            <text:p>Zambia</text:p>
          </table:table-cell>
          <table:table-cell office:value-type="float" office:value="-14.3896" calcext:value-type="float">
            <text:p>-14,3896</text:p>
          </table:table-cell>
          <table:table-cell office:value-type="float" office:value="23.24" calcext:value-type="float">
            <text:p>23,24</text:p>
          </table:table-cell>
          <table:table-cell office:value-type="float" office:value="3349" calcext:value-type="float">
            <text:p>3349</text:p>
          </table:table-cell>
        </table:table-row>
        <table:table-row table:style-name="ro1">
          <table:table-cell office:value-type="string" calcext:value-type="string">
            <text:p>Kafue</text:p>
          </table:table-cell>
          <table:table-cell office:value-type="string" calcext:value-type="string">
            <text:p>Zambia</text:p>
          </table:table-cell>
          <table:table-cell office:value-type="float" office:value="-15.78" calcext:value-type="float">
            <text:p>-15,78</text:p>
          </table:table-cell>
          <table:table-cell office:value-type="float" office:value="28.18" calcext:value-type="float">
            <text:p>28,18</text:p>
          </table:table-cell>
          <table:table-cell office:value-type="float" office:value="47554" calcext:value-type="float">
            <text:p>47554</text:p>
          </table:table-cell>
        </table:table-row>
        <table:table-row table:style-name="ro1">
          <table:table-cell office:value-type="string" calcext:value-type="string">
            <text:p>Lundazi</text:p>
          </table:table-cell>
          <table:table-cell office:value-type="string" calcext:value-type="string">
            <text:p>Zambia</text:p>
          </table:table-cell>
          <table:table-cell office:value-type="float" office:value="-12.2895" calcext:value-type="float">
            <text:p>-12,2895</text:p>
          </table:table-cell>
          <table:table-cell office:value-type="float" office:value="33.17" calcext:value-type="float">
            <text:p>33,17</text:p>
          </table:table-cell>
          <table:table-cell office:value-type="float" office:value="11635" calcext:value-type="float">
            <text:p>11635</text:p>
          </table:table-cell>
        </table:table-row>
        <table:table-row table:style-name="ro1">
          <table:table-cell office:value-type="string" calcext:value-type="string">
            <text:p>Mansa</text:p>
          </table:table-cell>
          <table:table-cell office:value-type="string" calcext:value-type="string">
            <text:p>Zambia</text:p>
          </table:table-cell>
          <table:table-cell office:value-type="float" office:value="-11.2" calcext:value-type="float">
            <text:p>-11,2</text:p>
          </table:table-cell>
          <table:table-cell office:value-type="float" office:value="28.89" calcext:value-type="float">
            <text:p>28,89</text:p>
          </table:table-cell>
          <table:table-cell office:value-type="float" office:value="42277" calcext:value-type="float">
            <text:p>42277</text:p>
          </table:table-cell>
        </table:table-row>
        <table:table-row table:style-name="ro1">
          <table:table-cell office:value-type="string" calcext:value-type="string">
            <text:p>Mwinilunga</text:p>
          </table:table-cell>
          <table:table-cell office:value-type="string" calcext:value-type="string">
            <text:p>Zambia</text:p>
          </table:table-cell>
          <table:table-cell office:value-type="float" office:value="-11.7396" calcext:value-type="float">
            <text:p>-11,7396</text:p>
          </table:table-cell>
          <table:table-cell office:value-type="float" office:value="24.44" calcext:value-type="float">
            <text:p>24,44</text:p>
          </table:table-cell>
          <table:table-cell office:value-type="float" office:value="13798" calcext:value-type="float">
            <text:p>13798</text:p>
          </table:table-cell>
        </table:table-row>
        <table:table-row table:style-name="ro1">
          <table:table-cell office:value-type="string" calcext:value-type="string">
            <text:p>Mumbwa</text:p>
          </table:table-cell>
          <table:table-cell office:value-type="string" calcext:value-type="string">
            <text:p>Zambia</text:p>
          </table:table-cell>
          <table:table-cell office:value-type="float" office:value="-14.9796" calcext:value-type="float">
            <text:p>-14,9796</text:p>
          </table:table-cell>
          <table:table-cell office:value-type="float" office:value="27.07" calcext:value-type="float">
            <text:p>27,07</text:p>
          </table:table-cell>
          <table:table-cell office:value-type="float" office:value="19086" calcext:value-type="float">
            <text:p>19086</text:p>
          </table:table-cell>
        </table:table-row>
        <table:table-row table:style-name="ro1">
          <table:table-cell office:value-type="string" calcext:value-type="string">
            <text:p>Kalabo</text:p>
          </table:table-cell>
          <table:table-cell office:value-type="string" calcext:value-type="string">
            <text:p>Zambia</text:p>
          </table:table-cell>
          <table:table-cell office:value-type="float" office:value="-14.9896" calcext:value-type="float">
            <text:p>-14,9896</text:p>
          </table:table-cell>
          <table:table-cell office:value-type="float" office:value="22.68" calcext:value-type="float">
            <text:p>22,68</text:p>
          </table:table-cell>
          <table:table-cell office:value-type="float" office:value="7731" calcext:value-type="float">
            <text:p>7731</text:p>
          </table:table-cell>
        </table:table-row>
        <table:table-row table:style-name="ro1">
          <table:table-cell office:value-type="string" calcext:value-type="string">
            <text:p>Nyimba</text:p>
          </table:table-cell>
          <table:table-cell office:value-type="string" calcext:value-type="string">
            <text:p>Zambia</text:p>
          </table:table-cell>
          <table:table-cell office:value-type="float" office:value="-14.5495" calcext:value-type="float">
            <text:p>-14,5495</text:p>
          </table:table-cell>
          <table:table-cell office:value-type="float" office:value="30.81" calcext:value-type="float">
            <text:p>30,81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Kapiri Mposhi</text:p>
          </table:table-cell>
          <table:table-cell office:value-type="string" calcext:value-type="string">
            <text:p>Zambia</text:p>
          </table:table-cell>
          <table:table-cell office:value-type="float" office:value="-13.9696" calcext:value-type="float">
            <text:p>-13,9696</text:p>
          </table:table-cell>
          <table:table-cell office:value-type="float" office:value="28.66" calcext:value-type="float">
            <text:p>28,66</text:p>
          </table:table-cell>
          <table:table-cell office:value-type="float" office:value="37942" calcext:value-type="float">
            <text:p>37942</text:p>
          </table:table-cell>
        </table:table-row>
        <table:table-row table:style-name="ro1">
          <table:table-cell office:value-type="string" calcext:value-type="string">
            <text:p>Kabwe</text:p>
          </table:table-cell>
          <table:table-cell office:value-type="string" calcext:value-type="string">
            <text:p>Zambia</text:p>
          </table:table-cell>
          <table:table-cell office:value-type="float" office:value="-14.44" calcext:value-type="float">
            <text:p>-14,44</text:p>
          </table:table-cell>
          <table:table-cell office:value-type="float" office:value="28.45" calcext:value-type="float">
            <text:p>28,45</text:p>
          </table:table-cell>
          <table:table-cell office:value-type="float" office:value="188979" calcext:value-type="float">
            <text:p>188979</text:p>
          </table:table-cell>
        </table:table-row>
        <table:table-row table:style-name="ro1">
          <table:table-cell office:value-type="string" calcext:value-type="string">
            <text:p>Ndola</text:p>
          </table:table-cell>
          <table:table-cell office:value-type="string" calcext:value-type="string">
            <text:p>Zambia</text:p>
          </table:table-cell>
          <table:table-cell office:value-type="float" office:value="-12.9999" calcext:value-type="float">
            <text:p>-12,9999</text:p>
          </table:table-cell>
          <table:table-cell office:value-type="float" office:value="28.65" calcext:value-type="float">
            <text:p>28,65</text:p>
          </table:table-cell>
          <table:table-cell office:value-type="float" office:value="396339" calcext:value-type="float">
            <text:p>396339</text:p>
          </table:table-cell>
        </table:table-row>
        <table:table-row table:style-name="ro1">
          <table:table-cell office:value-type="string" calcext:value-type="string">
            <text:p>Kasama</text:p>
          </table:table-cell>
          <table:table-cell office:value-type="string" calcext:value-type="string">
            <text:p>Zambia</text:p>
          </table:table-cell>
          <table:table-cell office:value-type="float" office:value="-10.1996" calcext:value-type="float">
            <text:p>-10,1996</text:p>
          </table:table-cell>
          <table:table-cell office:value-type="float" office:value="31.1799" calcext:value-type="float">
            <text:p>31,1799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Mbala</text:p>
          </table:table-cell>
          <table:table-cell office:value-type="string" calcext:value-type="string">
            <text:p>Zambia</text:p>
          </table:table-cell>
          <table:table-cell office:value-type="float" office:value="-8.84" calcext:value-type="float">
            <text:p>-8,84</text:p>
          </table:table-cell>
          <table:table-cell office:value-type="float" office:value="31.37" calcext:value-type="float">
            <text:p>31,37</text:p>
          </table:table-cell>
          <table:table-cell office:value-type="float" office:value="20570" calcext:value-type="float">
            <text:p>20570</text:p>
          </table:table-cell>
        </table:table-row>
        <table:table-row table:style-name="ro1">
          <table:table-cell office:value-type="string" calcext:value-type="string">
            <text:p>Beitbridge</text:p>
          </table:table-cell>
          <table:table-cell office:value-type="string" calcext:value-type="string">
            <text:p>Zimbabwe</text:p>
          </table:table-cell>
          <table:table-cell office:value-type="float" office:value="-22.2096" calcext:value-type="float">
            <text:p>-22,2096</text:p>
          </table:table-cell>
          <table:table-cell office:value-type="float" office:value="29.99" calcext:value-type="float">
            <text:p>29,99</text:p>
          </table:table-cell>
          <table:table-cell office:value-type="float" office:value="26459" calcext:value-type="float">
            <text:p>26459</text:p>
          </table:table-cell>
        </table:table-row>
        <table:table-row table:style-name="ro1">
          <table:table-cell office:value-type="string" calcext:value-type="string">
            <text:p>Mutare</text:p>
          </table:table-cell>
          <table:table-cell office:value-type="string" calcext:value-type="string">
            <text:p>Zimbabwe</text:p>
          </table:table-cell>
          <table:table-cell office:value-type="float" office:value="-18.97" calcext:value-type="float">
            <text:p>-18,97</text:p>
          </table:table-cell>
          <table:table-cell office:value-type="float" office:value="32.65" calcext:value-type="float">
            <text:p>32,65</text:p>
          </table:table-cell>
          <table:table-cell office:value-type="float" office:value="249365" calcext:value-type="float">
            <text:p>249365</text:p>
          </table:table-cell>
        </table:table-row>
        <table:table-row table:style-name="ro1">
          <table:table-cell office:value-type="string" calcext:value-type="string">
            <text:p>Gweru</text:p>
          </table:table-cell>
          <table:table-cell office:value-type="string" calcext:value-type="string">
            <text:p>Zimbabwe</text:p>
          </table:table-cell>
          <table:table-cell office:value-type="float" office:value="-19.45" calcext:value-type="float">
            <text:p>-19,45</text:p>
          </table:table-cell>
          <table:table-cell office:value-type="float" office:value="29.82" calcext:value-type="float">
            <text:p>29,82</text:p>
          </table:table-cell>
          <table:table-cell office:value-type="float" office:value="183358" calcext:value-type="float">
            <text:p>183358</text:p>
          </table:table-cell>
        </table:table-row>
        <table:table-row table:style-name="ro1">
          <table:table-cell office:value-type="string" calcext:value-type="string">
            <text:p>Karoi</text:p>
          </table:table-cell>
          <table:table-cell office:value-type="string" calcext:value-type="string">
            <text:p>Zimbabwe</text:p>
          </table:table-cell>
          <table:table-cell office:value-type="float" office:value="-16.8196" calcext:value-type="float">
            <text:p>-16,8196</text:p>
          </table:table-cell>
          <table:table-cell office:value-type="float" office:value="29.68" calcext:value-type="float">
            <text:p>29,68</text:p>
          </table:table-cell>
          <table:table-cell office:value-type="float" office:value="25030" calcext:value-type="float">
            <text:p>25030</text:p>
          </table:table-cell>
        </table:table-row>
        <table:table-row table:style-name="ro1">
          <table:table-cell office:value-type="string" calcext:value-type="string">
            <text:p>Masvingo</text:p>
          </table:table-cell>
          <table:table-cell office:value-type="string" calcext:value-type="string">
            <text:p>Zimbabwe</text:p>
          </table:table-cell>
          <table:table-cell office:value-type="float" office:value="-20.0596" calcext:value-type="float">
            <text:p>-20,0596</text:p>
          </table:table-cell>
          <table:table-cell office:value-type="float" office:value="30.82" calcext:value-type="float">
            <text:p>30,82</text:p>
          </table:table-cell>
          <table:table-cell office:value-type="float" office:value="76311" calcext:value-type="float">
            <text:p>76311</text:p>
          </table:table-cell>
        </table:table-row>
        <table:table-row table:style-name="ro1">
          <table:table-cell office:value-type="string" calcext:value-type="string">
            <text:p>Bulawayo</text:p>
          </table:table-cell>
          <table:table-cell office:value-type="string" calcext:value-type="string">
            <text:p>Zimbabwe</text:p>
          </table:table-cell>
          <table:table-cell office:value-type="float" office:value="-20.17" calcext:value-type="float">
            <text:p>-20,17</text:p>
          </table:table-cell>
          <table:table-cell office:value-type="float" office:value="28.58" calcext:value-type="float">
            <text:p>28,58</text:p>
          </table:table-cell>
          <table:table-cell office:value-type="float" office:value="699385" calcext:value-type="float">
            <text:p>699385</text:p>
          </table:table-cell>
        </table:table-row>
        <table:table-row table:style-name="ro1">
          <table:table-cell office:value-type="string" calcext:value-type="string">
            <text:p>Victoria Falls</text:p>
          </table:table-cell>
          <table:table-cell office:value-type="string" calcext:value-type="string">
            <text:p>Zimbabwe</text:p>
          </table:table-cell>
          <table:table-cell office:value-type="float" office:value="-17.9296" calcext:value-type="float">
            <text:p>-17,9296</text:p>
          </table:table-cell>
          <table:table-cell office:value-type="float" office:value="25.84" calcext:value-type="float">
            <text:p>25,84</text:p>
          </table:table-cell>
          <table:table-cell office:value-type="float" office:value="35761" calcext:value-type="float">
            <text:p>35761</text:p>
          </table:table-cell>
        </table:table-row>
        <table:table-row table:style-name="ro1">
          <table:table-cell office:value-type="string" calcext:value-type="string">
            <text:p>Chitungwiza</text:p>
          </table:table-cell>
          <table:table-cell office:value-type="string" calcext:value-type="string">
            <text:p>Zimbabwe</text:p>
          </table:table-cell>
          <table:table-cell office:value-type="float" office:value="-18" calcext:value-type="float">
            <text:p>-18</text:p>
          </table:table-cell>
          <table:table-cell office:value-type="float" office:value="31.1" calcext:value-type="float">
            <text:p>31,1</text:p>
          </table:table-cell>
          <table:table-cell office:value-type="float" office:value="340360" calcext:value-type="float">
            <text:p>340360</text:p>
          </table:table-cell>
        </table:table-row>
        <table:table-row table:style-name="ro1">
          <table:table-cell office:value-type="string" calcext:value-type="string">
            <text:p>Maqat</text:p>
          </table:table-cell>
          <table:table-cell office:value-type="string" calcext:value-type="string">
            <text:p>Kazakhstan</text:p>
          </table:table-cell>
          <table:table-cell office:value-type="float" office:value="47.6482" calcext:value-type="float">
            <text:p>47,6482</text:p>
          </table:table-cell>
          <table:table-cell office:value-type="float" office:value="53.3265" calcext:value-type="float">
            <text:p>53,3265</text:p>
          </table:table-cell>
          <table:table-cell office:value-type="float" office:value="14082" calcext:value-type="float">
            <text:p>14082</text:p>
          </table:table-cell>
        </table:table-row>
        <table:table-row table:style-name="ro1">
          <table:table-cell office:value-type="string" calcext:value-type="string">
            <text:p>Zhangaozen</text:p>
          </table:table-cell>
          <table:table-cell office:value-type="string" calcext:value-type="string">
            <text:p>Kazakhstan</text:p>
          </table:table-cell>
          <table:table-cell office:value-type="float" office:value="43.3004" calcext:value-type="float">
            <text:p>43,3004</text:p>
          </table:table-cell>
          <table:table-cell office:value-type="float" office:value="52.8" calcext:value-type="float">
            <text:p>52,8</text:p>
          </table:table-cell>
          <table:table-cell office:value-type="float" office:value="8895" calcext:value-type="float">
            <text:p>8895</text:p>
          </table:table-cell>
        </table:table-row>
        <table:table-row table:style-name="ro1">
          <table:table-cell office:value-type="string" calcext:value-type="string">
            <text:p>Taraz</text:p>
          </table:table-cell>
          <table:table-cell office:value-type="string" calcext:value-type="string">
            <text:p>Kazakhstan</text:p>
          </table:table-cell>
          <table:table-cell office:value-type="float" office:value="42.9" calcext:value-type="float">
            <text:p>42,9</text:p>
          </table:table-cell>
          <table:table-cell office:value-type="float" office:value="71.365" calcext:value-type="float">
            <text:p>71,365</text:p>
          </table:table-cell>
          <table:table-cell office:value-type="float" office:value="358153" calcext:value-type="float">
            <text:p>358153</text:p>
          </table:table-cell>
        </table:table-row>
        <table:table-row table:style-name="ro1">
          <table:table-cell office:value-type="string" calcext:value-type="string">
            <text:p>Shymkent</text:p>
          </table:table-cell>
          <table:table-cell office:value-type="string" calcext:value-type="string">
            <text:p>Kazakhstan</text:p>
          </table:table-cell>
          <table:table-cell office:value-type="float" office:value="42.32" calcext:value-type="float">
            <text:p>42,32</text:p>
          </table:table-cell>
          <table:table-cell office:value-type="float" office:value="69.595" calcext:value-type="float">
            <text:p>69,595</text:p>
          </table:table-cell>
          <table:table-cell office:value-type="float" office:value="465392" calcext:value-type="float">
            <text:p>465392</text:p>
          </table:table-cell>
        </table:table-row>
        <table:table-row table:style-name="ro1">
          <table:table-cell office:value-type="string" calcext:value-type="string">
            <text:p>Oral</text:p>
          </table:table-cell>
          <table:table-cell office:value-type="string" calcext:value-type="string">
            <text:p>Kazakhstan</text:p>
          </table:table-cell>
          <table:table-cell office:value-type="float" office:value="51.2711" calcext:value-type="float">
            <text:p>51,2711</text:p>
          </table:table-cell>
          <table:table-cell office:value-type="float" office:value="51.335" calcext:value-type="float">
            <text:p>51,335</text:p>
          </table:table-cell>
          <table:table-cell office:value-type="float" office:value="209788" calcext:value-type="float">
            <text:p>209788</text:p>
          </table:table-cell>
        </table:table-row>
        <table:table-row table:style-name="ro1">
          <table:table-cell office:value-type="string" calcext:value-type="string">
            <text:p>Balqash</text:p>
          </table:table-cell>
          <table:table-cell office:value-type="string" calcext:value-type="string">
            <text:p>Kazakhstan</text:p>
          </table:table-cell>
          <table:table-cell office:value-type="float" office:value="46.8532" calcext:value-type="float">
            <text:p>46,8532</text:p>
          </table:table-cell>
          <table:table-cell office:value-type="float" office:value="74.9502" calcext:value-type="float">
            <text:p>74,9502</text:p>
          </table:table-cell>
          <table:table-cell office:value-type="float" office:value="81364" calcext:value-type="float">
            <text:p>81364</text:p>
          </table:table-cell>
        </table:table-row>
        <table:table-row table:style-name="ro1">
          <table:table-cell office:value-type="string" calcext:value-type="string">
            <text:p>Zaysan</text:p>
          </table:table-cell>
          <table:table-cell office:value-type="string" calcext:value-type="string">
            <text:p>Kazakhstan</text:p>
          </table:table-cell>
          <table:table-cell office:value-type="float" office:value="47.4752" calcext:value-type="float">
            <text:p>47,4752</text:p>
          </table:table-cell>
          <table:table-cell office:value-type="float" office:value="84.8598" calcext:value-type="float">
            <text:p>84,8598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1">
          <table:table-cell office:value-type="string" calcext:value-type="string">
            <text:p>Oytal</text:p>
          </table:table-cell>
          <table:table-cell office:value-type="string" calcext:value-type="string">
            <text:p>Kazakhstan</text:p>
          </table:table-cell>
          <table:table-cell office:value-type="float" office:value="42.9153" calcext:value-type="float">
            <text:p>42,9153</text:p>
          </table:table-cell>
          <table:table-cell office:value-type="float" office:value="73.2549" calcext:value-type="float">
            <text:p>73,2549</text:p>
          </table:table-cell>
          <table:table-cell office:value-type="float" office:value="22673" calcext:value-type="float">
            <text:p>22673</text:p>
          </table:table-cell>
        </table:table-row>
        <table:table-row table:style-name="ro1">
          <table:table-cell office:value-type="string" calcext:value-type="string">
            <text:p>Zholymbet</text:p>
          </table:table-cell>
          <table:table-cell office:value-type="string" calcext:value-type="string">
            <text:p>Kazakhstan</text:p>
          </table:table-cell>
          <table:table-cell office:value-type="float" office:value="51.7502" calcext:value-type="float">
            <text:p>51,7502</text:p>
          </table:table-cell>
          <table:table-cell office:value-type="float" office:value="71.7099" calcext:value-type="float">
            <text:p>71,7099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office:value-type="string" calcext:value-type="string">
            <text:p>Serebryansk</text:p>
          </table:table-cell>
          <table:table-cell office:value-type="string" calcext:value-type="string">
            <text:p>Kazakhstan</text:p>
          </table:table-cell>
          <table:table-cell office:value-type="float" office:value="49.6999" calcext:value-type="float">
            <text:p>49,6999</text:p>
          </table:table-cell>
          <table:table-cell office:value-type="float" office:value="83.4249" calcext:value-type="float">
            <text:p>83,4249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Chapaev</text:p>
          </table:table-cell>
          <table:table-cell office:value-type="string" calcext:value-type="string">
            <text:p>Kazakhstan</text:p>
          </table:table-cell>
          <table:table-cell office:value-type="float" office:value="50.1915" calcext:value-type="float">
            <text:p>50,1915</text:p>
          </table:table-cell>
          <table:table-cell office:value-type="float" office:value="51.1449" calcext:value-type="float">
            <text:p>51,1449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Ridder</text:p>
          </table:table-cell>
          <table:table-cell office:value-type="string" calcext:value-type="string">
            <text:p>Kazakhstan</text:p>
          </table:table-cell>
          <table:table-cell office:value-type="float" office:value="50.3554" calcext:value-type="float">
            <text:p>50,3554</text:p>
          </table:table-cell>
          <table:table-cell office:value-type="float" office:value="83.5149" calcext:value-type="float">
            <text:p>83,5149</text:p>
          </table:table-cell>
          <table:table-cell office:value-type="float" office:value="56756" calcext:value-type="float">
            <text:p>56756</text:p>
          </table:table-cell>
        </table:table-row>
        <table:table-row table:style-name="ro1">
          <table:table-cell office:value-type="string" calcext:value-type="string">
            <text:p>Zhaltyr</text:p>
          </table:table-cell>
          <table:table-cell office:value-type="string" calcext:value-type="string">
            <text:p>Kazakhstan</text:p>
          </table:table-cell>
          <table:table-cell office:value-type="float" office:value="51.6324" calcext:value-type="float">
            <text:p>51,6324</text:p>
          </table:table-cell>
          <table:table-cell office:value-type="float" office:value="69.8328" calcext:value-type="float">
            <text:p>69,832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Antananarivo</text:p>
          </table:table-cell>
          <table:table-cell office:value-type="string" calcext:value-type="string">
            <text:p>Madagascar</text:p>
          </table:table-cell>
          <table:table-cell office:value-type="float" office:value="-18.9166" calcext:value-type="float">
            <text:p>-18,9166</text:p>
          </table:table-cell>
          <table:table-cell office:value-type="float" office:value="47.5166" calcext:value-type="float">
            <text:p>47,5166</text:p>
          </table:table-cell>
          <table:table-cell office:value-type="float" office:value="1697000" calcext:value-type="float">
            <text:p>1697000</text:p>
          </table:table-cell>
        </table:table-row>
        <table:table-row table:style-name="ro1">
          <table:table-cell office:value-type="string" calcext:value-type="string">
            <text:p>Toamasina</text:p>
          </table:table-cell>
          <table:table-cell office:value-type="string" calcext:value-type="string">
            <text:p>Madagascar</text:p>
          </table:table-cell>
          <table:table-cell office:value-type="float" office:value="-18.1818" calcext:value-type="float">
            <text:p>-18,1818</text:p>
          </table:table-cell>
          <table:table-cell office:value-type="float" office:value="49.405" calcext:value-type="float">
            <text:p>49,405</text:p>
          </table:table-cell>
          <table:table-cell office:value-type="float" office:value="210226" calcext:value-type="float">
            <text:p>210226</text:p>
          </table:table-cell>
        </table:table-row>
        <table:table-row table:style-name="ro1">
          <table:table-cell office:value-type="string" calcext:value-type="string">
            <text:p>Antalaha</text:p>
          </table:table-cell>
          <table:table-cell office:value-type="string" calcext:value-type="string">
            <text:p>Madagascar</text:p>
          </table:table-cell>
          <table:table-cell office:value-type="float" office:value="-14.8833" calcext:value-type="float">
            <text:p>-14,8833</text:p>
          </table:table-cell>
          <table:table-cell office:value-type="float" office:value="50.2833" calcext:value-type="float">
            <text:p>50,2833</text:p>
          </table:table-cell>
          <table:table-cell office:value-type="float" office:value="47224" calcext:value-type="float">
            <text:p>47224</text:p>
          </table:table-cell>
        </table:table-row>
        <table:table-row table:style-name="ro1">
          <table:table-cell office:value-type="string" calcext:value-type="string">
            <text:p>Maroantsetra</text:p>
          </table:table-cell>
          <table:table-cell office:value-type="string" calcext:value-type="string">
            <text:p>Madagascar</text:p>
          </table:table-cell>
          <table:table-cell office:value-type="float" office:value="-15.4333" calcext:value-type="float">
            <text:p>-15,4333</text:p>
          </table:table-cell>
          <table:table-cell office:value-type="float" office:value="49.7333" calcext:value-type="float">
            <text:p>49,7333</text:p>
          </table:table-cell>
          <table:table-cell office:value-type="float" office:value="38046" calcext:value-type="float">
            <text:p>38046</text:p>
          </table:table-cell>
        </table:table-row>
        <table:table-row table:style-name="ro1">
          <table:table-cell office:value-type="string" calcext:value-type="string">
            <text:p>Mandritsara</text:p>
          </table:table-cell>
          <table:table-cell office:value-type="string" calcext:value-type="string">
            <text:p>Madagascar</text:p>
          </table:table-cell>
          <table:table-cell office:value-type="float" office:value="-15.8328" calcext:value-type="float">
            <text:p>-15,8328</text:p>
          </table:table-cell>
          <table:table-cell office:value-type="float" office:value="48.8166" calcext:value-type="float">
            <text:p>48,8166</text:p>
          </table:table-cell>
          <table:table-cell office:value-type="float" office:value="9705" calcext:value-type="float">
            <text:p>9705</text:p>
          </table:table-cell>
        </table:table-row>
        <table:table-row table:style-name="ro1">
          <table:table-cell office:value-type="string" calcext:value-type="string">
            <text:p>Besalampy</text:p>
          </table:table-cell>
          <table:table-cell office:value-type="string" calcext:value-type="string">
            <text:p>Madagascar</text:p>
          </table:table-cell>
          <table:table-cell office:value-type="float" office:value="-16.7495" calcext:value-type="float">
            <text:p>-16,7495</text:p>
          </table:table-cell>
          <table:table-cell office:value-type="float" office:value="44.4833" calcext:value-type="float">
            <text:p>44,4833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string" calcext:value-type="string">
            <text:p>Marovoay</text:p>
          </table:table-cell>
          <table:table-cell office:value-type="string" calcext:value-type="string">
            <text:p>Madagascar</text:p>
          </table:table-cell>
          <table:table-cell office:value-type="float" office:value="-16.0995" calcext:value-type="float">
            <text:p>-16,0995</text:p>
          </table:table-cell>
          <table:table-cell office:value-type="float" office:value="46.6333" calcext:value-type="float">
            <text:p>46,6333</text:p>
          </table:table-cell>
          <table:table-cell office:value-type="float" office:value="31253" calcext:value-type="float">
            <text:p>31253</text:p>
          </table:table-cell>
        </table:table-row>
        <table:table-row table:style-name="ro1">
          <table:table-cell office:value-type="string" calcext:value-type="string">
            <text:p>Andoany</text:p>
          </table:table-cell>
          <table:table-cell office:value-type="string" calcext:value-type="string">
            <text:p>Madagascar</text:p>
          </table:table-cell>
          <table:table-cell office:value-type="float" office:value="-13.4" calcext:value-type="float">
            <text:p>-13,4</text:p>
          </table:table-cell>
          <table:table-cell office:value-type="float" office:value="48.2666" calcext:value-type="float">
            <text:p>48,2666</text:p>
          </table:table-cell>
          <table:table-cell office:value-type="float" office:value="22680" calcext:value-type="float">
            <text:p>22680</text:p>
          </table:table-cell>
        </table:table-row>
        <table:table-row table:style-name="ro1">
          <table:table-cell office:value-type="string" calcext:value-type="string">
            <text:p>Mahajanga</text:p>
          </table:table-cell>
          <table:table-cell office:value-type="string" calcext:value-type="string">
            <text:p>Madagascar</text:p>
          </table:table-cell>
          <table:table-cell office:value-type="float" office:value="-15.67" calcext:value-type="float">
            <text:p>-15,67</text:p>
          </table:table-cell>
          <table:table-cell office:value-type="float" office:value="46.345" calcext:value-type="float">
            <text:p>46,345</text:p>
          </table:table-cell>
          <table:table-cell office:value-type="float" office:value="154657" calcext:value-type="float">
            <text:p>154657</text:p>
          </table:table-cell>
        </table:table-row>
        <table:table-row table:style-name="ro1">
          <table:table-cell office:value-type="string" calcext:value-type="string">
            <text:p>Ambanja</text:p>
          </table:table-cell>
          <table:table-cell office:value-type="string" calcext:value-type="string">
            <text:p>Madagascar</text:p>
          </table:table-cell>
          <table:table-cell office:value-type="float" office:value="-13.6829" calcext:value-type="float">
            <text:p>-13,6829</text:p>
          </table:table-cell>
          <table:table-cell office:value-type="float" office:value="48.45" calcext:value-type="float">
            <text:p>48,45</text:p>
          </table:table-cell>
          <table:table-cell office:value-type="float" office:value="30621" calcext:value-type="float">
            <text:p>30621</text:p>
          </table:table-cell>
        </table:table-row>
        <table:table-row table:style-name="ro1">
          <table:table-cell office:value-type="string" calcext:value-type="string">
            <text:p>Antsiranana</text:p>
          </table:table-cell>
          <table:table-cell office:value-type="string" calcext:value-type="string">
            <text:p>Madagascar</text:p>
          </table:table-cell>
          <table:table-cell office:value-type="float" office:value="-12.2765" calcext:value-type="float">
            <text:p>-12,2765</text:p>
          </table:table-cell>
          <table:table-cell office:value-type="float" office:value="49.3115" calcext:value-type="float">
            <text:p>49,3115</text:p>
          </table:table-cell>
          <table:table-cell office:value-type="float" office:value="82937" calcext:value-type="float">
            <text:p>82937</text:p>
          </table:table-cell>
        </table:table-row>
        <table:table-row table:style-name="ro1">
          <table:table-cell office:value-type="string" calcext:value-type="string">
            <text:p>Miandrivazo</text:p>
          </table:table-cell>
          <table:table-cell office:value-type="string" calcext:value-type="string">
            <text:p>Madagascar</text:p>
          </table:table-cell>
          <table:table-cell office:value-type="float" office:value="-19.5162" calcext:value-type="float">
            <text:p>-19,5162</text:p>
          </table:table-cell>
          <table:table-cell office:value-type="float" office:value="45.4666" calcext:value-type="float">
            <text:p>45,4666</text:p>
          </table:table-cell>
          <table:table-cell office:value-type="float" office:value="20631" calcext:value-type="float">
            <text:p>20631</text:p>
          </table:table-cell>
        </table:table-row>
        <table:table-row table:style-name="ro1">
          <table:table-cell office:value-type="string" calcext:value-type="string">
            <text:p>Mananjary</text:p>
          </table:table-cell>
          <table:table-cell office:value-type="string" calcext:value-type="string">
            <text:p>Madagascar</text:p>
          </table:table-cell>
          <table:table-cell office:value-type="float" office:value="-21.2167" calcext:value-type="float">
            <text:p>-21,2167</text:p>
          </table:table-cell>
          <table:table-cell office:value-type="float" office:value="48.3333" calcext:value-type="float">
            <text:p>48,3333</text:p>
          </table:table-cell>
          <table:table-cell office:value-type="float" office:value="27686" calcext:value-type="float">
            <text:p>27686</text:p>
          </table:table-cell>
        </table:table-row>
        <table:table-row table:style-name="ro1">
          <table:table-cell office:value-type="string" calcext:value-type="string">
            <text:p>Morombe</text:p>
          </table:table-cell>
          <table:table-cell office:value-type="string" calcext:value-type="string">
            <text:p>Madagascar</text:p>
          </table:table-cell>
          <table:table-cell office:value-type="float" office:value="-21.7391" calcext:value-type="float">
            <text:p>-21,7391</text:p>
          </table:table-cell>
          <table:table-cell office:value-type="float" office:value="43.3657" calcext:value-type="float">
            <text:p>43,3657</text:p>
          </table:table-cell>
          <table:table-cell office:value-type="float" office:value="16727" calcext:value-type="float">
            <text:p>16727</text:p>
          </table:table-cell>
        </table:table-row>
        <table:table-row table:style-name="ro1">
          <table:table-cell office:value-type="string" calcext:value-type="string">
            <text:p>Toliara</text:p>
          </table:table-cell>
          <table:table-cell office:value-type="string" calcext:value-type="string">
            <text:p>Madagascar</text:p>
          </table:table-cell>
          <table:table-cell office:value-type="float" office:value="-23.3568" calcext:value-type="float">
            <text:p>-23,3568</text:p>
          </table:table-cell>
          <table:table-cell office:value-type="float" office:value="43.69" calcext:value-type="float">
            <text:p>43,69</text:p>
          </table:table-cell>
          <table:table-cell office:value-type="float" office:value="115319" calcext:value-type="float">
            <text:p>115319</text:p>
          </table:table-cell>
        </table:table-row>
        <table:table-row table:style-name="ro1">
          <table:table-cell office:value-type="string" calcext:value-type="string">
            <text:p>Manja</text:p>
          </table:table-cell>
          <table:table-cell office:value-type="string" calcext:value-type="string">
            <text:p>Madagascar</text:p>
          </table:table-cell>
          <table:table-cell office:value-type="float" office:value="-21.4329" calcext:value-type="float">
            <text:p>-21,4329</text:p>
          </table:table-cell>
          <table:table-cell office:value-type="float" office:value="44.3333" calcext:value-type="float">
            <text:p>44,3333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Fianarantsoa</text:p>
          </table:table-cell>
          <table:table-cell office:value-type="string" calcext:value-type="string">
            <text:p>Madagascar</text:p>
          </table:table-cell>
          <table:table-cell office:value-type="float" office:value="-21.4333" calcext:value-type="float">
            <text:p>-21,4333</text:p>
          </table:table-cell>
          <table:table-cell office:value-type="float" office:value="47.0833" calcext:value-type="float">
            <text:p>47,0833</text:p>
          </table:table-cell>
          <table:table-cell office:value-type="float" office:value="184184" calcext:value-type="float">
            <text:p>184184</text:p>
          </table:table-cell>
        </table:table-row>
        <table:table-row table:style-name="ro1">
          <table:table-cell office:value-type="string" calcext:value-type="string">
            <text:p>Androka</text:p>
          </table:table-cell>
          <table:table-cell office:value-type="string" calcext:value-type="string">
            <text:p>Madagascar</text:p>
          </table:table-cell>
          <table:table-cell office:value-type="float" office:value="-25.0219" calcext:value-type="float">
            <text:p>-25,0219</text:p>
          </table:table-cell>
          <table:table-cell office:value-type="float" office:value="44.0749" calcext:value-type="float">
            <text:p>44,074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Bekiy</text:p>
          </table:table-cell>
          <table:table-cell office:value-type="string" calcext:value-type="string">
            <text:p>Madagascar</text:p>
          </table:table-cell>
          <table:table-cell office:value-type="float" office:value="-24.2162" calcext:value-type="float">
            <text:p>-24,2162</text:p>
          </table:table-cell>
          <table:table-cell office:value-type="float" office:value="45.3166" calcext:value-type="float">
            <text:p>45,3166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office:value-type="string" calcext:value-type="string">
            <text:p>Antsirabe</text:p>
          </table:table-cell>
          <table:table-cell office:value-type="string" calcext:value-type="string">
            <text:p>Madagascar</text:p>
          </table:table-cell>
          <table:table-cell office:value-type="float" office:value="-19.85" calcext:value-type="float">
            <text:p>-19,85</text:p>
          </table:table-cell>
          <table:table-cell office:value-type="float" office:value="47.0333" calcext:value-type="float">
            <text:p>47,0333</text:p>
          </table:table-cell>
          <table:table-cell office:value-type="float" office:value="307921" calcext:value-type="float">
            <text:p>307921</text:p>
          </table:table-cell>
        </table:table-row>
        <table:table-row table:style-name="ro1">
          <table:table-cell office:value-type="string" calcext:value-type="string">
            <text:p>Antsohihy</text:p>
          </table:table-cell>
          <table:table-cell office:value-type="string" calcext:value-type="string">
            <text:p>Madagascar</text:p>
          </table:table-cell>
          <table:table-cell office:value-type="float" office:value="-14.8661" calcext:value-type="float">
            <text:p>-14,8661</text:p>
          </table:table-cell>
          <table:table-cell office:value-type="float" office:value="47.9834" calcext:value-type="float">
            <text:p>47,9834</text:p>
          </table:table-cell>
          <table:table-cell office:value-type="float" office:value="21290" calcext:value-type="float">
            <text:p>21290</text:p>
          </table:table-cell>
        </table:table-row>
        <table:table-row table:style-name="ro1">
          <table:table-cell office:value-type="string" calcext:value-type="string">
            <text:p>Bourem</text:p>
          </table:table-cell>
          <table:table-cell office:value-type="string" calcext:value-type="string">
            <text:p>Mali</text:p>
          </table:table-cell>
          <table:table-cell office:value-type="float" office:value="16.9004" calcext:value-type="float">
            <text:p>16,9004</text:p>
          </table:table-cell>
          <table:table-cell office:value-type="float" office:value="-0.35" calcext:value-type="float">
            <text:p>-0,35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Mopti</text:p>
          </table:table-cell>
          <table:table-cell office:value-type="string" calcext:value-type="string">
            <text:p>Mali</text:p>
          </table:table-cell>
          <table:table-cell office:value-type="float" office:value="14.49" calcext:value-type="float">
            <text:p>14,49</text:p>
          </table:table-cell>
          <table:table-cell office:value-type="float" office:value="-4.18" calcext:value-type="float">
            <text:p>-4,18</text:p>
          </table:table-cell>
          <table:table-cell office:value-type="float" office:value="108456" calcext:value-type="float">
            <text:p>108456</text:p>
          </table:table-cell>
        </table:table-row>
        <table:table-row table:style-name="ro1">
          <table:table-cell office:value-type="string" calcext:value-type="string">
            <text:p>Gao</text:p>
          </table:table-cell>
          <table:table-cell office:value-type="string" calcext:value-type="string">
            <text:p>Mali</text:p>
          </table:table-cell>
          <table:table-cell office:value-type="float" office:value="16.2666" calcext:value-type="float">
            <text:p>16,2666</text:p>
          </table:table-cell>
          <table:table-cell office:value-type="float" office:value="-0.05" calcext:value-type="float">
            <text:p>-0,05</text:p>
          </table:table-cell>
          <table:table-cell office:value-type="float" office:value="116967" calcext:value-type="float">
            <text:p>116967</text:p>
          </table:table-cell>
        </table:table-row>
        <table:table-row table:style-name="ro1">
          <table:table-cell office:value-type="string" calcext:value-type="string">
            <text:p>Satadougou</text:p>
          </table:table-cell>
          <table:table-cell office:value-type="string" calcext:value-type="string">
            <text:p>Mali</text:p>
          </table:table-cell>
          <table:table-cell office:value-type="float" office:value="12.617" calcext:value-type="float">
            <text:p>12,617</text:p>
          </table:table-cell>
          <table:table-cell office:value-type="float" office:value="-11.4066" calcext:value-type="float">
            <text:p>-11,4066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string" calcext:value-type="string">
            <text:p>Koulikoro</text:p>
          </table:table-cell>
          <table:table-cell office:value-type="string" calcext:value-type="string">
            <text:p>Mali</text:p>
          </table:table-cell>
          <table:table-cell office:value-type="float" office:value="12.8833" calcext:value-type="float">
            <text:p>12,8833</text:p>
          </table:table-cell>
          <table:table-cell office:value-type="float" office:value="-7.55" calcext:value-type="float">
            <text:p>-7,55</text:p>
          </table:table-cell>
          <table:table-cell office:value-type="float" office:value="23919" calcext:value-type="float">
            <text:p>23919</text:p>
          </table:table-cell>
        </table:table-row>
        <table:table-row table:style-name="ro1">
          <table:table-cell office:value-type="string" calcext:value-type="string">
            <text:p>Sikasso</text:p>
          </table:table-cell>
          <table:table-cell office:value-type="string" calcext:value-type="string">
            <text:p>Mali</text:p>
          </table:table-cell>
          <table:table-cell office:value-type="float" office:value="11.3204" calcext:value-type="float">
            <text:p>11,3204</text:p>
          </table:table-cell>
          <table:table-cell office:value-type="float" office:value="-5.68" calcext:value-type="float">
            <text:p>-5,68</text:p>
          </table:table-cell>
          <table:table-cell office:value-type="float" office:value="225753" calcext:value-type="float">
            <text:p>225753</text:p>
          </table:table-cell>
        </table:table-row>
        <table:table-row table:style-name="ro1">
          <table:table-cell office:value-type="string" calcext:value-type="string">
            <text:p>Araouane</text:p>
          </table:table-cell>
          <table:table-cell office:value-type="string" calcext:value-type="string">
            <text:p>Mali</text:p>
          </table:table-cell>
          <table:table-cell office:value-type="float" office:value="18.9" calcext:value-type="float">
            <text:p>18,9</text:p>
          </table:table-cell>
          <table:table-cell office:value-type="float" office:value="-3.53" calcext:value-type="float">
            <text:p>-3,53</text:p>
          </table:table-cell>
          <table:table-cell office:value-type="float" office:value="4026" calcext:value-type="float">
            <text:p>4026</text:p>
          </table:table-cell>
        </table:table-row>
        <table:table-row table:style-name="ro1">
          <table:table-cell office:value-type="string" calcext:value-type="string">
            <text:p>Ségou</text:p>
          </table:table-cell>
          <table:table-cell office:value-type="string" calcext:value-type="string">
            <text:p>Mali</text:p>
          </table:table-cell>
          <table:table-cell office:value-type="float" office:value="13.44" calcext:value-type="float">
            <text:p>13,44</text:p>
          </table:table-cell>
          <table:table-cell office:value-type="float" office:value="-6.26" calcext:value-type="float">
            <text:p>-6,26</text:p>
          </table:table-cell>
          <table:table-cell office:value-type="float" office:value="122952" calcext:value-type="float">
            <text:p>122952</text:p>
          </table:table-cell>
        </table:table-row>
        <table:table-row table:style-name="ro1">
          <table:table-cell office:value-type="string" calcext:value-type="string">
            <text:p>Timbuktu</text:p>
          </table:table-cell>
          <table:table-cell office:value-type="string" calcext:value-type="string">
            <text:p>Mali</text:p>
          </table:table-cell>
          <table:table-cell office:value-type="float" office:value="16.7666" calcext:value-type="float">
            <text:p>16,7666</text:p>
          </table:table-cell>
          <table:table-cell office:value-type="float" office:value="-3.0166" calcext:value-type="float">
            <text:p>-3,0166</text:p>
          </table:table-cell>
          <table:table-cell office:value-type="float" office:value="68872" calcext:value-type="float">
            <text:p>68872</text:p>
          </table:table-cell>
        </table:table-row>
        <table:table-row table:style-name="ro1">
          <table:table-cell office:value-type="string" calcext:value-type="string">
            <text:p>Markala</text:p>
          </table:table-cell>
          <table:table-cell office:value-type="string" calcext:value-type="string">
            <text:p>Mali</text:p>
          </table:table-cell>
          <table:table-cell office:value-type="float" office:value="13.6704" calcext:value-type="float">
            <text:p>13,6704</text:p>
          </table:table-cell>
          <table:table-cell office:value-type="float" office:value="-6.07" calcext:value-type="float">
            <text:p>-6,07</text:p>
          </table:table-cell>
          <table:table-cell office:value-type="float" office:value="53738" calcext:value-type="float">
            <text:p>53738</text:p>
          </table:table-cell>
        </table:table-row>
        <table:table-row table:style-name="ro1">
          <table:table-cell office:value-type="string" calcext:value-type="string">
            <text:p>Taoudenni</text:p>
          </table:table-cell>
          <table:table-cell office:value-type="string" calcext:value-type="string">
            <text:p>Mali</text:p>
          </table:table-cell>
          <table:table-cell office:value-type="float" office:value="22.6666" calcext:value-type="float">
            <text:p>22,6666</text:p>
          </table:table-cell>
          <table:table-cell office:value-type="float" office:value="-3.9834" calcext:value-type="float">
            <text:p>-3,9834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string" calcext:value-type="string">
            <text:p>Kayes</text:p>
          </table:table-cell>
          <table:table-cell office:value-type="string" calcext:value-type="string">
            <text:p>Mali</text:p>
          </table:table-cell>
          <table:table-cell office:value-type="float" office:value="14.45" calcext:value-type="float">
            <text:p>14,45</text:p>
          </table:table-cell>
          <table:table-cell office:value-type="float" office:value="-11.44" calcext:value-type="float">
            <text:p>-11,44</text:p>
          </table:table-cell>
          <table:table-cell office:value-type="float" office:value="77207" calcext:value-type="float">
            <text:p>77207</text:p>
          </table:table-cell>
        </table:table-row>
        <table:table-row table:style-name="ro1">
          <table:table-cell office:value-type="string" calcext:value-type="string">
            <text:p>Sokolo</text:p>
          </table:table-cell>
          <table:table-cell office:value-type="string" calcext:value-type="string">
            <text:p>Mali</text:p>
          </table:table-cell>
          <table:table-cell office:value-type="float" office:value="14.7337" calcext:value-type="float">
            <text:p>14,7337</text:p>
          </table:table-cell>
          <table:table-cell office:value-type="float" office:value="-6.1333" calcext:value-type="float">
            <text:p>-6,1333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office:value-type="string" calcext:value-type="string">
            <text:p>Kita</text:p>
          </table:table-cell>
          <table:table-cell office:value-type="string" calcext:value-type="string">
            <text:p>Mali</text:p>
          </table:table-cell>
          <table:table-cell office:value-type="float" office:value="13.0504" calcext:value-type="float">
            <text:p>13,0504</text:p>
          </table:table-cell>
          <table:table-cell office:value-type="float" office:value="-9.4833" calcext:value-type="float">
            <text:p>-9,4833</text:p>
          </table:table-cell>
          <table:table-cell office:value-type="float" office:value="46435" calcext:value-type="float">
            <text:p>46435</text:p>
          </table:table-cell>
        </table:table-row>
        <table:table-row table:style-name="ro1">
          <table:table-cell office:value-type="string" calcext:value-type="string">
            <text:p>Nara</text:p>
          </table:table-cell>
          <table:table-cell office:value-type="string" calcext:value-type="string">
            <text:p>Mali</text:p>
          </table:table-cell>
          <table:table-cell office:value-type="float" office:value="15.18" calcext:value-type="float">
            <text:p>15,18</text:p>
          </table:table-cell>
          <table:table-cell office:value-type="float" office:value="-7.28" calcext:value-type="float">
            <text:p>-7,28</text:p>
          </table:table-cell>
          <table:table-cell office:value-type="float" office:value="18459" calcext:value-type="float">
            <text:p>18459</text:p>
          </table:table-cell>
        </table:table-row>
        <table:table-row table:style-name="ro1">
          <table:table-cell office:value-type="string" calcext:value-type="string">
            <text:p>Kati</text:p>
          </table:table-cell>
          <table:table-cell office:value-type="string" calcext:value-type="string">
            <text:p>Mali</text:p>
          </table:table-cell>
          <table:table-cell office:value-type="float" office:value="12.7504" calcext:value-type="float">
            <text:p>12,7504</text:p>
          </table:table-cell>
          <table:table-cell office:value-type="float" office:value="-8.08" calcext:value-type="float">
            <text:p>-8,08</text:p>
          </table:table-cell>
          <table:table-cell office:value-type="float" office:value="66895" calcext:value-type="float">
            <text:p>66895</text:p>
          </table:table-cell>
        </table:table-row>
        <table:table-row table:style-name="ro1">
          <table:table-cell office:value-type="string" calcext:value-type="string">
            <text:p>Kangaba</text:p>
          </table:table-cell>
          <table:table-cell office:value-type="string" calcext:value-type="string">
            <text:p>Mali</text:p>
          </table:table-cell>
          <table:table-cell office:value-type="float" office:value="11.9404" calcext:value-type="float">
            <text:p>11,9404</text:p>
          </table:table-cell>
          <table:table-cell office:value-type="float" office:value="-8.44" calcext:value-type="float">
            <text:p>-8,44</text:p>
          </table:table-cell>
          <table:table-cell office:value-type="float" office:value="17232" calcext:value-type="float">
            <text:p>17232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Mali</text:p>
          </table:table-cell>
          <table:table-cell office:value-type="float" office:value="13.3004" calcext:value-type="float">
            <text:p>13,3004</text:p>
          </table:table-cell>
          <table:table-cell office:value-type="float" office:value="-4.9" calcext:value-type="float">
            <text:p>-4,9</text:p>
          </table:table-cell>
          <table:table-cell office:value-type="float" office:value="41386" calcext:value-type="float">
            <text:p>41386</text:p>
          </table:table-cell>
        </table:table-row>
        <table:table-row table:style-name="ro1">
          <table:table-cell office:value-type="string" calcext:value-type="string">
            <text:p>Bougouni</text:p>
          </table:table-cell>
          <table:table-cell office:value-type="string" calcext:value-type="string">
            <text:p>Mali</text:p>
          </table:table-cell>
          <table:table-cell office:value-type="float" office:value="11.4204" calcext:value-type="float">
            <text:p>11,4204</text:p>
          </table:table-cell>
          <table:table-cell office:value-type="float" office:value="-7.49" calcext:value-type="float">
            <text:p>-7,49</text:p>
          </table:table-cell>
          <table:table-cell office:value-type="float" office:value="35450" calcext:value-type="float">
            <text:p>35450</text:p>
          </table:table-cell>
        </table:table-row>
        <table:table-row table:style-name="ro1">
          <table:table-cell office:value-type="string" calcext:value-type="string">
            <text:p>Koutiala</text:p>
          </table:table-cell>
          <table:table-cell office:value-type="string" calcext:value-type="string">
            <text:p>Mali</text:p>
          </table:table-cell>
          <table:table-cell office:value-type="float" office:value="12.3904" calcext:value-type="float">
            <text:p>12,3904</text:p>
          </table:table-cell>
          <table:table-cell office:value-type="float" office:value="-5.47" calcext:value-type="float">
            <text:p>-5,47</text:p>
          </table:table-cell>
          <table:table-cell office:value-type="float" office:value="104927" calcext:value-type="float">
            <text:p>104927</text:p>
          </table:table-cell>
        </table:table-row>
        <table:table-row table:style-name="ro1">
          <table:table-cell office:value-type="string" calcext:value-type="string">
            <text:p>Djenné</text:p>
          </table:table-cell>
          <table:table-cell office:value-type="string" calcext:value-type="string">
            <text:p>Mali</text:p>
          </table:table-cell>
          <table:table-cell office:value-type="float" office:value="13.9" calcext:value-type="float">
            <text:p>13,9</text:p>
          </table:table-cell>
          <table:table-cell office:value-type="float" office:value="-4.55" calcext:value-type="float">
            <text:p>-4,55</text:p>
          </table:table-cell>
          <table:table-cell office:value-type="float" office:value="32944" calcext:value-type="float">
            <text:p>32944</text:p>
          </table:table-cell>
        </table:table-row>
        <table:table-row table:style-name="ro1">
          <table:table-cell office:value-type="string" calcext:value-type="string">
            <text:p>Dawei</text:p>
          </table:table-cell>
          <table:table-cell office:value-type="string" calcext:value-type="string">
            <text:p>Burma</text:p>
          </table:table-cell>
          <table:table-cell office:value-type="float" office:value="14.098" calcext:value-type="float">
            <text:p>14,098</text:p>
          </table:table-cell>
          <table:table-cell office:value-type="float" office:value="98.195" calcext:value-type="float">
            <text:p>98,195</text:p>
          </table:table-cell>
          <table:table-cell office:value-type="float" office:value="146212" calcext:value-type="float">
            <text:p>146212</text:p>
          </table:table-cell>
        </table:table-row>
        <table:table-row table:style-name="ro1">
          <table:table-cell office:value-type="string" calcext:value-type="string">
            <text:p>Myeik</text:p>
          </table:table-cell>
          <table:table-cell office:value-type="string" calcext:value-type="string">
            <text:p>Burma</text:p>
          </table:table-cell>
          <table:table-cell office:value-type="float" office:value="12.4541" calcext:value-type="float">
            <text:p>12,4541</text:p>
          </table:table-cell>
          <table:table-cell office:value-type="float" office:value="98.6115" calcext:value-type="float">
            <text:p>98,6115</text:p>
          </table:table-cell>
          <table:table-cell office:value-type="float" office:value="266720" calcext:value-type="float">
            <text:p>266720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Burma</text:p>
          </table:table-cell>
          <table:table-cell office:value-type="float" office:value="15.2533" calcext:value-type="float">
            <text:p>15,2533</text:p>
          </table:table-cell>
          <table:table-cell office:value-type="float" office:value="97.8679" calcext:value-type="float">
            <text:p>97,8679</text:p>
          </table:table-cell>
          <table:table-cell office:value-type="float" office:value="50798" calcext:value-type="float">
            <text:p>50798</text:p>
          </table:table-cell>
        </table:table-row>
        <table:table-row table:style-name="ro1">
          <table:table-cell office:value-type="string" calcext:value-type="string">
            <text:p>Namtu</text:p>
          </table:table-cell>
          <table:table-cell office:value-type="string" calcext:value-type="string">
            <text:p>Burma</text:p>
          </table:table-cell>
          <table:table-cell office:value-type="float" office:value="23.0837" calcext:value-type="float">
            <text:p>23,0837</text:p>
          </table:table-cell>
          <table:table-cell office:value-type="float" office:value="97.4" calcext:value-type="float">
            <text:p>97,4</text:p>
          </table:table-cell>
          <table:table-cell office:value-type="float" office:value="48591" calcext:value-type="float">
            <text:p>48591</text:p>
          </table:table-cell>
        </table:table-row>
        <table:table-row table:style-name="ro1">
          <table:table-cell office:value-type="string" calcext:value-type="string">
            <text:p>Hinthada</text:p>
          </table:table-cell>
          <table:table-cell office:value-type="string" calcext:value-type="string">
            <text:p>Burma</text:p>
          </table:table-cell>
          <table:table-cell office:value-type="float" office:value="17.6483" calcext:value-type="float">
            <text:p>17,6483</text:p>
          </table:table-cell>
          <table:table-cell office:value-type="float" office:value="95.4679" calcext:value-type="float">
            <text:p>95,4679</text:p>
          </table:table-cell>
          <table:table-cell office:value-type="float" office:value="180728" calcext:value-type="float">
            <text:p>180728</text:p>
          </table:table-cell>
        </table:table-row>
        <table:table-row table:style-name="ro1">
          <table:table-cell office:value-type="string" calcext:value-type="string">
            <text:p>Thongwa</text:p>
          </table:table-cell>
          <table:table-cell office:value-type="string" calcext:value-type="string">
            <text:p>Burma</text:p>
          </table:table-cell>
          <table:table-cell office:value-type="float" office:value="16.7547" calcext:value-type="float">
            <text:p>16,7547</text:p>
          </table:table-cell>
          <table:table-cell office:value-type="float" office:value="96.5193" calcext:value-type="float">
            <text:p>96,5193</text:p>
          </table:table-cell>
          <table:table-cell office:value-type="float" office:value="52496" calcext:value-type="float">
            <text:p>52496</text:p>
          </table:table-cell>
        </table:table-row>
        <table:table-row table:style-name="ro1">
          <table:table-cell office:value-type="string" calcext:value-type="string">
            <text:p>Bago</text:p>
          </table:table-cell>
          <table:table-cell office:value-type="string" calcext:value-type="string">
            <text:p>Burma</text:p>
          </table:table-cell>
          <table:table-cell office:value-type="float" office:value="17.32" calcext:value-type="float">
            <text:p>17,32</text:p>
          </table:table-cell>
          <table:table-cell office:value-type="float" office:value="96.515" calcext:value-type="float">
            <text:p>96,515</text:p>
          </table:table-cell>
          <table:table-cell office:value-type="float" office:value="284318" calcext:value-type="float">
            <text:p>284318</text:p>
          </table:table-cell>
        </table:table-row>
        <table:table-row table:style-name="ro1">
          <table:table-cell office:value-type="string" calcext:value-type="string">
            <text:p>Pathein</text:p>
          </table:table-cell>
          <table:table-cell office:value-type="string" calcext:value-type="string">
            <text:p>Burma</text:p>
          </table:table-cell>
          <table:table-cell office:value-type="float" office:value="16.7704" calcext:value-type="float">
            <text:p>16,7704</text:p>
          </table:table-cell>
          <table:table-cell office:value-type="float" office:value="94.75" calcext:value-type="float">
            <text:p>94,75</text:p>
          </table:table-cell>
          <table:table-cell office:value-type="float" office:value="237089" calcext:value-type="float">
            <text:p>237089</text:p>
          </table:table-cell>
        </table:table-row>
        <table:table-row table:style-name="ro1">
          <table:table-cell office:value-type="string" calcext:value-type="string">
            <text:p>Yandoon</text:p>
          </table:table-cell>
          <table:table-cell office:value-type="string" calcext:value-type="string">
            <text:p>Burma</text:p>
          </table:table-cell>
          <table:table-cell office:value-type="float" office:value="17.0433" calcext:value-type="float">
            <text:p>17,0433</text:p>
          </table:table-cell>
          <table:table-cell office:value-type="float" office:value="95.6429" calcext:value-type="float">
            <text:p>95,6429</text:p>
          </table:table-cell>
          <table:table-cell office:value-type="float" office:value="36172" calcext:value-type="float">
            <text:p>36172</text:p>
          </table:table-cell>
        </table:table-row>
        <table:table-row table:style-name="ro1">
          <table:table-cell office:value-type="string" calcext:value-type="string">
            <text:p>Wakema</text:p>
          </table:table-cell>
          <table:table-cell office:value-type="string" calcext:value-type="string">
            <text:p>Burma</text:p>
          </table:table-cell>
          <table:table-cell office:value-type="float" office:value="16.6133" calcext:value-type="float">
            <text:p>16,6133</text:p>
          </table:table-cell>
          <table:table-cell office:value-type="float" office:value="95.1829" calcext:value-type="float">
            <text:p>95,1829</text:p>
          </table:table-cell>
          <table:table-cell office:value-type="float" office:value="48405" calcext:value-type="float">
            <text:p>48405</text:p>
          </table:table-cell>
        </table:table-row>
        <table:table-row table:style-name="ro1">
          <table:table-cell office:value-type="string" calcext:value-type="string">
            <text:p>Pyay</text:p>
          </table:table-cell>
          <table:table-cell office:value-type="string" calcext:value-type="string">
            <text:p>Burma</text:p>
          </table:table-cell>
          <table:table-cell office:value-type="float" office:value="18.8165" calcext:value-type="float">
            <text:p>18,8165</text:p>
          </table:table-cell>
          <table:table-cell office:value-type="float" office:value="95.2114" calcext:value-type="float">
            <text:p>95,2114</text:p>
          </table:table-cell>
          <table:table-cell office:value-type="float" office:value="135308" calcext:value-type="float">
            <text:p>135308</text:p>
          </table:table-cell>
        </table:table-row>
        <table:table-row table:style-name="ro1">
          <table:table-cell office:value-type="string" calcext:value-type="string">
            <text:p>Chauk</text:p>
          </table:table-cell>
          <table:table-cell office:value-type="string" calcext:value-type="string">
            <text:p>Burma</text:p>
          </table:table-cell>
          <table:table-cell office:value-type="float" office:value="20.9085" calcext:value-type="float">
            <text:p>20,9085</text:p>
          </table:table-cell>
          <table:table-cell office:value-type="float" office:value="94.823" calcext:value-type="float">
            <text:p>94,823</text:p>
          </table:table-cell>
          <table:table-cell office:value-type="float" office:value="90870" calcext:value-type="float">
            <text:p>90870</text:p>
          </table:table-cell>
        </table:table-row>
        <table:table-row table:style-name="ro1">
          <table:table-cell office:value-type="string" calcext:value-type="string">
            <text:p>Myitkyina</text:p>
          </table:table-cell>
          <table:table-cell office:value-type="string" calcext:value-type="string">
            <text:p>Burma</text:p>
          </table:table-cell>
          <table:table-cell office:value-type="float" office:value="25.3596" calcext:value-type="float">
            <text:p>25,3596</text:p>
          </table:table-cell>
          <table:table-cell office:value-type="float" office:value="97.3928" calcext:value-type="float">
            <text:p>97,3928</text:p>
          </table:table-cell>
          <table:table-cell office:value-type="float" office:value="139100" calcext:value-type="float">
            <text:p>139100</text:p>
          </table:table-cell>
        </table:table-row>
        <table:table-row table:style-name="ro1">
          <table:table-cell office:value-type="string" calcext:value-type="string">
            <text:p>Monywa</text:p>
          </table:table-cell>
          <table:table-cell office:value-type="string" calcext:value-type="string">
            <text:p>Burma</text:p>
          </table:table-cell>
          <table:table-cell office:value-type="float" office:value="22.105" calcext:value-type="float">
            <text:p>22,105</text:p>
          </table:table-cell>
          <table:table-cell office:value-type="float" office:value="95.15" calcext:value-type="float">
            <text:p>95,15</text:p>
          </table:table-cell>
          <table:table-cell office:value-type="float" office:value="226222" calcext:value-type="float">
            <text:p>226222</text:p>
          </table:table-cell>
        </table:table-row>
        <table:table-row table:style-name="ro1">
          <table:table-cell office:value-type="string" calcext:value-type="string">
            <text:p>Naypyidaw</text:p>
          </table:table-cell>
          <table:table-cell office:value-type="string" calcext:value-type="string">
            <text:p>Burma</text:p>
          </table:table-cell>
          <table:table-cell office:value-type="float" office:value="19.7666" calcext:value-type="float">
            <text:p>19,7666</text:p>
          </table:table-cell>
          <table:table-cell office:value-type="float" office:value="96.1186" calcext:value-type="float">
            <text:p>96,1186</text:p>
          </table:table-cell>
          <table:table-cell office:value-type="float" office:value="930000" calcext:value-type="float">
            <text:p>930000</text:p>
          </table:table-cell>
        </table:table-row>
        <table:table-row table:style-name="ro1">
          <table:table-cell office:value-type="string" calcext:value-type="string">
            <text:p>Loikaw</text:p>
          </table:table-cell>
          <table:table-cell office:value-type="string" calcext:value-type="string">
            <text:p>Burma</text:p>
          </table:table-cell>
          <table:table-cell office:value-type="float" office:value="19.665" calcext:value-type="float">
            <text:p>19,665</text:p>
          </table:table-cell>
          <table:table-cell office:value-type="float" office:value="97.206" calcext:value-type="float">
            <text:p>97,206</text:p>
          </table:table-cell>
          <table:table-cell office:value-type="float" office:value="17293" calcext:value-type="float">
            <text:p>17293</text:p>
          </table:table-cell>
        </table:table-row>
        <table:table-row table:style-name="ro1">
          <table:table-cell office:value-type="string" calcext:value-type="string">
            <text:p>Yaynangyoung</text:p>
          </table:table-cell>
          <table:table-cell office:value-type="string" calcext:value-type="string">
            <text:p>Burma</text:p>
          </table:table-cell>
          <table:table-cell office:value-type="float" office:value="20.4615" calcext:value-type="float">
            <text:p>20,4615</text:p>
          </table:table-cell>
          <table:table-cell office:value-type="float" office:value="94.881" calcext:value-type="float">
            <text:p>94,881</text:p>
          </table:table-cell>
          <table:table-cell office:value-type="float" office:value="110553" calcext:value-type="float">
            <text:p>110553</text:p>
          </table:table-cell>
        </table:table-row>
        <table:table-row table:style-name="ro1">
          <table:table-cell office:value-type="string" calcext:value-type="string">
            <text:p>Kyaukphyu</text:p>
          </table:table-cell>
          <table:table-cell office:value-type="string" calcext:value-type="string">
            <text:p>Burma</text:p>
          </table:table-cell>
          <table:table-cell office:value-type="float" office:value="19.429" calcext:value-type="float">
            <text:p>19,429</text:p>
          </table:table-cell>
          <table:table-cell office:value-type="float" office:value="93.5494" calcext:value-type="float">
            <text:p>93,5494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office:value-type="string" calcext:value-type="string">
            <text:p>Magway</text:p>
          </table:table-cell>
          <table:table-cell office:value-type="string" calcext:value-type="string">
            <text:p>Burma</text:p>
          </table:table-cell>
          <table:table-cell office:value-type="float" office:value="20.1445" calcext:value-type="float">
            <text:p>20,1445</text:p>
          </table:table-cell>
          <table:table-cell office:value-type="float" office:value="94.9196" calcext:value-type="float">
            <text:p>94,9196</text:p>
          </table:table-cell>
          <table:table-cell office:value-type="float" office:value="125973" calcext:value-type="float">
            <text:p>125973</text:p>
          </table:table-cell>
        </table:table-row>
        <table:table-row table:style-name="ro1">
          <table:table-cell office:value-type="string" calcext:value-type="string">
            <text:p>Shwebo</text:p>
          </table:table-cell>
          <table:table-cell office:value-type="string" calcext:value-type="string">
            <text:p>Burma</text:p>
          </table:table-cell>
          <table:table-cell office:value-type="float" office:value="22.5783" calcext:value-type="float">
            <text:p>22,5783</text:p>
          </table:table-cell>
          <table:table-cell office:value-type="float" office:value="95.6929" calcext:value-type="float">
            <text:p>95,6929</text:p>
          </table:table-cell>
          <table:table-cell office:value-type="float" office:value="88914" calcext:value-type="float">
            <text:p>88914</text:p>
          </table:table-cell>
        </table:table-row>
        <table:table-row table:style-name="ro1">
          <table:table-cell office:value-type="string" calcext:value-type="string">
            <text:p>Sagaing</text:p>
          </table:table-cell>
          <table:table-cell office:value-type="string" calcext:value-type="string">
            <text:p>Burma</text:p>
          </table:table-cell>
          <table:table-cell office:value-type="float" office:value="21.88" calcext:value-type="float">
            <text:p>21,88</text:p>
          </table:table-cell>
          <table:table-cell office:value-type="float" office:value="95.962" calcext:value-type="float">
            <text:p>95,962</text:p>
          </table:table-cell>
          <table:table-cell office:value-type="float" office:value="78739" calcext:value-type="float">
            <text:p>78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5P0" style:volatile="true" number:language="es" number:country="V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5P1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15P2" style:volatile="true" number:language="es" number:country="VE">
      <loext:text> </loext:text>
      <loext:fill-character> </loext:fill-character>
      <number:text>- </number:text>
    </number:number-style>
    <number:text-style style:name="N10115" number:language="es" number:country="VE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10116P0" style:volatile="true" number:language="es" number:country="V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16P1" style:volatile="true" number:language="es" number:country="V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16P2" style:volatile="true" number:language="es" number:country="V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16" number:language="es" number:country="VE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18:18:17.004537243</meta:creation-date>
    <dc:date>2019-04-25T18:43:26.520603772</dc:date>
    <meta:editing-duration>PT3M18S</meta:editing-duration>
    <meta:editing-cycles>1</meta:editing-cycles>
    <meta:document-statistic meta:table-count="1" meta:cell-count="635" meta:object-count="0"/>
    <meta:generator>LibreOffice/6.0.7.3$Linux_x86 LibreOffice_project/00m0$Build-3</meta:generator>
  </office:meta>
</office:document-meta>
</file>